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.212cm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T1_12" style:family="text">
      <style:text-properties fo:font-size="14pt" style:font-size-asian="14pt" style:font-size-complex="14pt" fo:font-weight="bold" style:font-weight-asian="bold" style:font-weight-complex="bold"/>
    </style:style>
    <style:style style:name="T1_13" style:family="text">
      <style:text-properties fo:font-size="14pt" style:font-size-asian="14pt" style:font-size-complex="14pt" fo:font-weight="bold" style:font-weight-asian="bold" style:font-weight-complex="bold"/>
    </style:style>
    <style:style style:name="T1_14" style:family="text">
      <style:text-properties fo:font-size="14pt" style:font-size-asian="14pt" style:font-size-complex="14pt" fo:font-weight="bold" style:font-weight-asian="bold" style:font-weight-complex="bold"/>
    </style:style>
    <style:style style:name="T1_15" style:family="text">
      <style:text-properties fo:font-size="14pt" style:font-size-asian="14pt" style:font-size-complex="14pt" fo:font-weight="bold" style:font-weight-asian="bold" style:font-weight-complex="bold"/>
    </style:style>
    <style:style style:name="T1_16" style:family="text">
      <style:text-properties fo:font-size="14pt" style:font-size-asian="14pt" style:font-size-complex="14pt" fo:font-weight="bold" style:font-weight-asian="bold" style:font-weight-complex="bold"/>
    </style:style>
    <style:style style:name="T1_17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tyle="italic" style:font-style-asian="italic" style:font-style-complex="italic" fo:font-size="13pt" style:font-size-asian="13pt" style:font-size-complex="13pt"/>
    </style:style>
    <style:style style:name="T2_2" style:family="text">
      <style:text-properties fo:font-style="italic" style:font-style-asian="italic" style:font-style-complex="italic" fo:font-size="13pt" style:font-size-asian="13pt" style:font-size-complex="13pt"/>
    </style:style>
    <style:style style:name="T2_3" style:family="text">
      <style:text-properties fo:font-style="italic" style:font-style-asian="italic" style:font-style-complex="italic" fo:font-size="13pt" style:font-size-asian="13pt" style:font-size-complex="13pt"/>
    </style:style>
    <style:style style:name="T2_4" style:family="text">
      <style:text-properties fo:font-style="italic" style:font-style-asian="italic" style:font-style-complex="italic" fo:font-size="13pt" style:font-size-asian="13pt" style:font-size-complex="13pt"/>
    </style:style>
    <style:style style:name="T2_5" style:family="text">
      <style:text-properties fo:font-style="italic" style:font-style-asian="italic" style:font-style-complex="italic" fo:font-size="13pt" style:font-size-asian="13pt" style:font-size-complex="13pt"/>
    </style:style>
    <style:style style:name="T2_6" style:family="text">
      <style:text-properties fo:font-style="italic" style:font-style-asian="italic" style:font-style-complex="italic" fo:font-size="13pt" style:font-size-asian="13pt" style:font-size-complex="13pt"/>
    </style:style>
    <style:style style:name="T2_7" style:family="text">
      <style:text-properties fo:font-style="italic" style:font-style-asian="italic" style:font-style-complex="italic" fo:font-size="13pt" style:font-size-asian="13pt" style:font-size-complex="13pt"/>
    </style:style>
    <style:style style:name="T2_8" style:family="text">
      <style:text-properties fo:font-style="italic" style:font-style-asian="italic" style:font-style-complex="italic" fo:font-size="13pt" style:font-size-asian="13pt" style:font-size-complex="13pt"/>
    </style:style>
    <style:style style:name="T2_9" style:family="text">
      <style:text-properties fo:font-style="italic" style:font-style-asian="italic" style:font-style-complex="italic" fo:font-size="13pt" style:font-size-asian="13pt" style:font-size-complex="13pt"/>
    </style:style>
    <style:style style:name="T2_10" style:family="text">
      <style:text-properties fo:font-style="italic" style:font-style-asian="italic" style:font-style-complex="italic" fo:font-size="13pt" style:font-size-asian="13pt" style:font-size-complex="13pt"/>
    </style:style>
    <style:style style:name="T2_11" style:family="text">
      <style:text-properties fo:font-style="italic" style:font-style-asian="italic" style:font-style-complex="italic" fo:font-size="13pt" style:font-size-asian="13pt" style:font-size-complex="13pt"/>
    </style:style>
    <style:style style:name="T2_12" style:family="text">
      <style:text-properties fo:font-style="italic" style:font-style-asian="italic" style:font-style-complex="italic" fo:font-size="13pt" style:font-size-asian="13pt" style:font-size-complex="13pt"/>
    </style:style>
    <style:style style:name="T2_13" style:family="text">
      <style:text-properties fo:font-style="italic" style:font-style-asian="italic" style:font-style-complex="italic" fo:font-size="13pt" style:font-size-asian="13pt" style:font-size-complex="13pt"/>
    </style:style>
    <style:style style:name="T2_14" style:family="text">
      <style:text-properties fo:font-style="italic" style:font-style-asian="italic" style:font-style-complex="italic" fo:font-size="13pt" style:font-size-asian="13pt" style:font-size-complex="13pt"/>
    </style:style>
    <style:style style:name="T2_15" style:family="text">
      <style:text-properties fo:font-style="italic" style:font-style-asian="italic" style:font-style-complex="italic" fo:font-size="13pt" style:font-size-asian="13pt" style:font-size-complex="13pt"/>
    </style:style>
    <style:style style:name="T2_16" style:family="text">
      <style:text-properties fo:font-style="italic" style:font-style-asian="italic" style:font-style-complex="italic" fo:font-size="13pt" style:font-size-asian="13pt" style:font-size-complex="13pt"/>
    </style:style>
    <style:style style:name="T2_17" style:family="text">
      <style:text-properties fo:font-style="italic" style:font-style-asian="italic" style:font-style-complex="italic" fo:font-size="13pt" style:font-size-asian="13pt" style:font-size-complex="13pt"/>
    </style:style>
    <style:style style:name="T2_18" style:family="text">
      <style:text-properties fo:font-style="italic" style:font-style-asian="italic" style:font-style-complex="italic" fo:font-size="13pt" style:font-size-asian="13pt" style:font-size-complex="13pt"/>
    </style:style>
    <style:style style:name="T2_19" style:family="text">
      <style:text-properties fo:font-style="italic" style:font-style-asian="italic" style:font-style-complex="italic" fo:font-size="13pt" style:font-size-asian="13pt" style:font-size-complex="13pt"/>
    </style:style>
    <style:style style:name="T2_20" style:family="text">
      <style:text-properties fo:font-style="italic" style:font-style-asian="italic" style:font-style-complex="italic" fo:font-size="13pt" style:font-size-asian="13pt" style:font-size-complex="13pt"/>
    </style:style>
    <style:style style:name="T2_21" style:family="text">
      <style:text-properties fo:font-style="italic" style:font-style-asian="italic" style:font-style-complex="italic" fo:font-size="13pt" style:font-size-asian="13pt" style:font-size-complex="13pt"/>
    </style:style>
    <style:style style:name="T2_22" style:family="text">
      <style:text-properties fo:font-style="italic" style:font-style-asian="italic" style:font-style-complex="italic" fo:font-size="13pt" style:font-size-asian="13pt" style:font-size-complex="13pt"/>
    </style:style>
    <style:style style:name="T2_23" style:family="text">
      <style:text-properties fo:font-style="italic" style:font-style-asian="italic" style:font-style-complex="italic" fo:font-size="13pt" style:font-size-asian="13pt" style:font-size-complex="13pt"/>
    </style:style>
    <style:style style:name="T2_24" style:family="text">
      <style:text-properties fo:font-style="italic" style:font-style-asian="italic" style:font-style-complex="italic" fo:font-size="13pt" style:font-size-asian="13pt" style:font-size-complex="13pt"/>
    </style:style>
    <style:style style:name="T2_25" style:family="text">
      <style:text-properties fo:font-style="italic" style:font-style-asian="italic" style:font-style-complex="italic" fo:font-size="13pt" style:font-size-asian="13pt" style:font-size-complex="13pt"/>
    </style:style>
    <style:style style:name="T2_26" style:family="text">
      <style:text-properties fo:font-style="italic" style:font-style-asian="italic" style:font-style-complex="italic" fo:font-size="13pt" style:font-size-asian="13pt" style:font-size-complex="13pt"/>
    </style:style>
    <style:style style:name="T2_27" style:family="text">
      <style:text-properties fo:font-style="italic" style:font-style-asian="italic" style:font-style-complex="italic" fo:font-size="13pt" style:font-size-asian="13pt" style:font-size-complex="13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13pt" style:font-size-asian="13pt" style:font-size-complex="13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_5" style:family="text">
      <style:text-properties fo:font-size="12pt" style:font-size-asian="12pt" style:font-size-complex="12pt" style:text-underline-style="solid" style:text-underline-color="font-color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3pt" style:font-size-asian="3pt" style:font-size-complex="3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3.602cm"/>
    </style:style>
    <style:style style:name="Column2" style:family="table-column">
      <style:table-column-properties style:column-width="12.90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-0.282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-0.282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 style:text-underline-style="solid" style:text-underline-color="font-color"/>
    </style:style>
    <style:style style:name="T61_2" style:family="text">
      <style:text-properties fo:font-weight="bold" style:font-weight-asian="bold" style:font-weight-complex="bold" style:text-underline-style="solid" style:text-underline-color="font-color"/>
    </style:style>
    <style:style style:name="T61_3" style:family="text">
      <style:text-properties fo:font-weight="bold" style:font-weight-asian="bold" style:font-weight-complex="bold" style:text-underline-style="solid" style:text-underline-color="font-color"/>
    </style:style>
    <style:style style:name="T61_4" style:family="text">
      <style:text-properties fo:font-weight="bold" style:font-weight-asian="bold" style:font-weight-complex="bold" style:text-underline-style="solid" style:text-underline-color="font-color"/>
    </style:style>
    <style:style style:name="T61_5" style:family="text">
      <style:text-properties fo:font-weight="bold" style:font-weight-asian="bold" style:font-weight-complex="bold" style:text-underline-style="solid" style:text-underline-color="font-color"/>
    </style:style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/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T61_167" style:family="text"/>
    <style:style style:name="T61_168" style:family="text"/>
    <style:style style:name="T61_169" style:family="text"/>
    <style:style style:name="T61_170" style:family="text"/>
    <style:style style:name="T61_171" style:family="text"/>
    <style:style style:name="T61_172" style:family="text"/>
    <style:style style:name="T61_173" style:family="text"/>
    <style:style style:name="T61_174" style:family="text"/>
    <style:style style:name="T61_175" style:family="text"/>
    <style:style style:name="T61_176" style:family="text"/>
    <style:style style:name="T61_177" style:family="text"/>
    <style:style style:name="T61_178" style:family="text"/>
    <style:style style:name="T61_179" style:family="text"/>
    <style:style style:name="T61_180" style:family="text"/>
    <style:style style:name="T61_181" style:family="text"/>
    <style:style style:name="T61_182" style:family="text"/>
    <style:style style:name="T61_183" style:family="text"/>
    <style:style style:name="T61_184" style:family="text"/>
    <style:style style:name="T61_185" style:family="text"/>
    <style:style style:name="T61_186" style:family="text"/>
    <style:style style:name="T61_187" style:family="text"/>
    <style:style style:name="T61_188" style:family="text"/>
    <style:style style:name="T61_189" style:family="text"/>
    <style:style style:name="T61_190" style:family="text"/>
    <style:style style:name="T61_191" style:family="text"/>
    <style:style style:name="T61_192" style:family="text"/>
    <style:style style:name="T61_193" style:family="text"/>
    <style:style style:name="T61_194" style:family="text"/>
    <style:style style:name="T61_195" style:family="text"/>
    <style:style style:name="T61_196" style:family="text"/>
    <style:style style:name="T61_197" style:family="text"/>
    <style:style style:name="T61_198" style:family="text"/>
    <style:style style:name="T61_199" style:family="text"/>
    <style:style style:name="T61_200" style:family="text"/>
    <style:style style:name="T61_201" style:family="text"/>
    <style:style style:name="T61_202" style:family="text"/>
    <style:style style:name="T61_203" style:family="text"/>
    <style:style style:name="T61_204" style:family="text"/>
    <style:style style:name="T61_205" style:family="text"/>
    <style:style style:name="T61_206" style:family="text"/>
    <style:style style:name="T61_207" style:family="text"/>
    <style:style style:name="T61_208" style:family="text"/>
    <style:style style:name="T61_209" style:family="text"/>
    <style:style style:name="T61_210" style:family="text"/>
    <style:style style:name="T61_211" style:family="text"/>
    <style:style style:name="T61_212" style:family="text"/>
    <style:style style:name="T61_213" style:family="text"/>
    <style:style style:name="T61_214" style:family="text"/>
    <style:style style:name="T61_215" style:family="text"/>
    <style:style style:name="T61_216" style:family="text"/>
    <style:style style:name="T61_217" style:family="text"/>
    <style:style style:name="T61_218" style:family="text"/>
    <style:style style:name="T61_219" style:family="text"/>
    <style:style style:name="T61_220" style:family="text"/>
    <style:style style:name="T61_221" style:family="text"/>
    <style:style style:name="T61_222" style:family="text"/>
    <style:style style:name="T61_223" style:family="text"/>
    <style:style style:name="T61_224" style:family="text"/>
    <style:style style:name="T61_225" style:family="text"/>
    <style:style style:name="T61_226" style:family="text"/>
    <style:style style:name="T61_227" style:family="text"/>
    <style:style style:name="T61_228" style:family="text"/>
    <style:style style:name="T61_229" style:family="text"/>
    <style:style style:name="T61_230" style:family="text"/>
    <style:style style:name="T61_231" style:family="text"/>
    <style:style style:name="T61_232" style:family="text"/>
    <style:style style:name="T61_233" style:family="text"/>
    <style:style style:name="T61_234" style:family="text"/>
    <style:style style:name="T61_235" style:family="text"/>
    <style:style style:name="T61_236" style:family="text"/>
    <style:style style:name="T61_237" style:family="text"/>
    <style:style style:name="T61_238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text-align="center" fo:break-before="auto" fo:line-height="115%" fo:margin-bottom="0.212cm" style:writing-mode="lr-tb"/>
    </style:style>
    <style:style style:name="T63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3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64" style:family="paragraph" style:parent-style-name="Standard">
      <style:paragraph-properties fo:text-align="center" fo:break-before="auto" fo:line-height="115%" fo:margin-bottom="0.212cm" style:writing-mode="lr-tb"/>
    </style:style>
    <style:style style:name="T64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bottom="0.212cm" style:writing-mode="lr-tb"/>
    </style:style>
    <style:style style:name="T6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line-height="115%" fo:margin-bottom="0.212cm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 style:text-underline-style="solid" style:text-underline-color="font-color"/>
    </style:style>
    <style:style style:name="T69_3" style:family="text">
      <style:text-properties fo:font-weight="bold" style:font-weight-asian="bold" style:font-weight-complex="bold" style:text-underline-style="solid" style:text-underline-color="font-color"/>
    </style:style>
    <style:style style:name="T69_4" style:family="text">
      <style:text-properties fo:font-weight="bold" style:font-weight-asian="bold" style:font-weight-complex="bold" style:text-underline-style="solid" style:text-underline-color="font-color"/>
    </style:style>
    <style:style style:name="T69_5" style:family="text">
      <style:text-properties fo:font-weight="bold" style:font-weight-asian="bold" style:font-weight-complex="bold" style:text-underline-style="solid" style:text-underline-color="font-color"/>
    </style:style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text-align="center" fo:break-before="auto" fo:line-height="115%" fo:margin-bottom="0.212cm" style:writing-mode="lr-tb"/>
    </style:style>
    <style:style style:name="T71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4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4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42" style:family="text"/>
    <style:style style:name="T71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P72" style:family="paragraph" style:parent-style-name="Standard">
      <style:paragraph-properties fo:text-align="center" fo:break-before="auto" fo:line-height="115%" fo:margin-bottom="0.212cm" style:writing-mode="lr-tb"/>
    </style:style>
    <style:style style:name="T72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</text:span><text:span text:style-name="T1_2"><text:s/></text:span><text:span text:style-name="T1_3">Sc</text:span><text:span text:style-name="T1_4"><text:s/>335<text:s/></text:span><text:span text:style-name="T1_5">Analysis</text:span><text:span text:style-name="T1_6"><text:s/></text:span><text:span text:style-name="T1_7">and</text:span><text:span text:style-name="T1_8"><text:s/></text:span><text:span text:style-name="T1_9">Design</text:span><text:span text:style-name="T1_10"><text:s/></text:span><text:span text:style-name="T1_11">Artifacts</text:span><text:span text:style-name="T1_12"><text:s/></text:span><text:span text:style-name="T1_13">for</text:span><text:span text:style-name="T1_14"><text:s/></text:span><text:span text:style-name="T1_15">Final</text:span><text:span text:style-name="T1_16"><text:s/></text:span><text:span text:style-name="T1_17">Project</text:span></text:p>
      <text:p text:style-name="P2"><text:span text:style-name="T2_1">This</text:span><text:span text:style-name="T2_2"><text:s/></text:span><text:span text:style-name="T2_3">must</text:span><text:span text:style-name="T2_4"><text:s/></text:span><text:span text:style-name="T2_5">be</text:span><text:span text:style-name="T2_6"><text:s/></text:span><text:span text:style-name="T2_7">added</text:span><text:span text:style-name="T2_8"><text:s/></text:span><text:span text:style-name="T2_9">to</text:span><text:span text:style-name="T2_10"><text:s/></text:span><text:span text:style-name="T2_11">your</text:span><text:span text:style-name="T2_12"><text:s/></text:span><text:span text:style-name="T2_13">private</text:span><text:span text:style-name="T2_14"><text:s/></text:span><text:span text:style-name="T2_15">Github</text:span><text:span text:style-name="T2_16"><text:s/></text:span><text:span text:style-name="T2_17">repo</text:span><text:span text:style-name="T2_18"><text:s/></text:span><text:span text:style-name="T2_19">in</text:span><text:span text:style-name="T2_20"><text:s/></text:span><text:span text:style-name="T2_21">a</text:span><text:span text:style-name="T2_22"><text:s/></text:span><text:span text:style-name="T2_23">directory</text:span><text:span text:style-name="T2_24"><text:s/></text:span><text:span text:style-name="T2_25">named</text:span><text:span text:style-name="T2_26"><text:s/></text:span><text:span text:style-name="T2_27">documents</text:span></text:p>
      <text:p text:style-name="P3"><text:span text:style-name="T3_1"><text:s/></text:span></text:p>
      <text:p text:style-name="P4"><text:span text:style-name="T4_1">1.<text:s/></text:span><text:span text:style-name="T4_2">Team</text:span><text:span text:style-name="T4_3"><text:s/></text:span><text:span text:style-name="T4_4">Name</text:span><text:span text:style-name="T4_5">:</text:span><text:span text:style-name="T4_6"><text:s text:c="6"/><text:tab/></text:span><text:span text:style-name="T4_7">DRPC</text:span></text:p>
      <text:p text:style-name="P5"/>
      <text:p text:style-name="P6"><text:span text:style-name="T6_1">2.<text:s/></text:span><text:span text:style-name="T6_2">Team</text:span><text:span text:style-name="T6_3"><text:s/></text:span><text:span text:style-name="T6_4">Members</text:span><text:span text:style-name="T6_5">:<text:s/></text:span><text:span text:style-name="T6_6"><text:s text:c="2"/></text:span><text:span text:style-name="T6_7">Cody</text:span><text:span text:style-name="T6_8"><text:s/></text:span><text:span text:style-name="T6_9">Deeran</text:span><text:span text:style-name="T6_10">,<text:s/></text:span><text:span text:style-name="T6_11">Brittany</text:span><text:span text:style-name="T6_12"><text:s/></text:span><text:span text:style-name="T6_13">Paielli</text:span><text:span text:style-name="T6_14">,<text:s/></text:span><text:span text:style-name="T6_15">Stephen</text:span><text:span text:style-name="T6_16"><text:s/></text:span><text:span text:style-name="T6_17">Connolly</text:span><text:span text:style-name="T6_18">,<text:s/></text:span><text:span text:style-name="T6_19">Josh</text:span><text:span text:style-name="T6_20"><text:s/></text:span><text:span text:style-name="T6_21">Riccio</text:span></text:p>
      <text:p text:style-name="P7"/>
      <text:p text:style-name="P8"><text:span text:style-name="T8_1">3.<text:s/></text:span><text:span text:style-name="T8_2">Candidate</text:span><text:span text:style-name="T8_3"><text:s/></text:span><text:span text:style-name="T8_4">Objects</text:span><text:span text:style-name="T8_5"><text:s/></text:span><text:span text:style-name="T8_6">or</text:span><text:span text:style-name="T8_7"><text:s/></text:span><text:span text:style-name="T8_8">Class</text:span><text:span text:style-name="T8_9"><text:s/></text:span><text:span text:style-name="T8_10">Hierarchies</text:span></text:p>
      <text:p text:style-name="P9"><text:span text:style-name="T9_1"><text:s/></text:span></text:p>
      <text:p text:style-name="P10"><text:span text:style-name="T10_1"><text:s/></text:span><text:span text:style-name="T10_2">List</text:span><text:span text:style-name="T10_3"><text:s/></text:span><text:span text:style-name="T10_4">the</text:span><text:span text:style-name="T10_5"><text:s/></text:span><text:span text:style-name="T10_6">most</text:span><text:span text:style-name="T10_7"><text:s/></text:span><text:span text:style-name="T10_8">important</text:span><text:span text:style-name="T10_9"><text:s/></text:span><text:span text:style-name="T10_10">objects</text:span><text:span text:style-name="T10_11">,<text:s/></text:span><text:span text:style-name="T10_12">or</text:span><text:span text:style-name="T10_13"><text:s/></text:span><text:span text:style-name="T10_14">the</text:span><text:span text:style-name="T10_15"><text:s/></text:span><text:span text:style-name="T10_16">name</text:span><text:span text:style-name="T10_17"><text:s/></text:span><text:span text:style-name="T10_18">of</text:span><text:span text:style-name="T10_19"><text:s/></text:span><text:span text:style-name="T10_20">an</text:span><text:span text:style-name="T10_21"><text:s/></text:span><text:span text:style-name="T10_22">inheritance</text:span><text:span text:style-name="T10_23"><text:s/></text:span><text:span text:style-name="T10_24">hierarchy</text:span><text:span text:style-name="T10_25">,<text:s/></text:span><text:span text:style-name="T10_26">and</text:span><text:span text:style-name="T10_27"><text:s/></text:span><text:span text:style-name="T10_28">the</text:span><text:span text:style-name="T10_29"><text:s/></text:span><text:span text:style-name="T10_30">main</text:span><text:span text:style-name="T10_31"><text:s/></text:span><text:span text:style-name="T10_32">responsibility</text:span><text:span text:style-name="T10_33">.</text:span></text:p>
      <text:p text:style-name="P11"/>
      <text:p text:style-name="P12"><text:span text:style-name="T12_1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Candidate</text:span><text:span text:style-name="T13_2"><text:s/></text:span><text:span text:style-name="T13_3">Object</text:span></text:p>
          </table:table-cell>
          <table:table-cell table:style-name="Cell2">
            <text:p text:style-name="P14"><text:span text:style-name="T14_1">Single</text:span><text:span text:style-name="T14_2"><text:s/></text:span><text:span text:style-name="T14_3">Responsibility</text:span><text:span text:style-name="T14_4"><text:s/></text:span><text:span text:style-name="T14_5">in</text:span><text:span text:style-name="T14_6"><text:s/>1<text:s/></text:span><text:span text:style-name="T14_7">or</text:span><text:span text:style-name="T14_8"><text:s/>2<text:s/></text:span><text:span text:style-name="T14_9">sentences</text:span></text:p>
          </table:table-cell>
        </table:table-row>
        <table:table-row table:style-name="Row2">
          <table:table-cell table:style-name="Cell3">
            <text:p text:style-name="P15"><text:span text:style-name="T15_1"><text:s/></text:span><text:span text:style-name="T15_2">Document</text:span></text:p>
          </table:table-cell>
          <table:table-cell table:style-name="Cell4">
            <text:p text:style-name="P16"><text:span text:style-name="T16_1"><text:s/></text:span><text:span text:style-name="T16_2">Maintains</text:span><text:span text:style-name="T16_3"><text:s/></text:span><text:span text:style-name="T16_4">text</text:span><text:span text:style-name="T16_5">,<text:s/></text:span><text:span text:style-name="T16_6">format</text:span><text:span text:style-name="T16_7">,<text:s/></text:span><text:span text:style-name="T16_8">indentation</text:span><text:span text:style-name="T16_9">,<text:s/></text:span><text:span text:style-name="T16_10">and</text:span><text:span text:style-name="T16_11"><text:s/></text:span><text:span text:style-name="T16_12">style</text:span></text:p>
            <text:p text:style-name="P17"><text:span text:style-name="T17_1"><text:s/></text:span></text:p>
            <text:p text:style-name="P18"><text:span text:style-name="T18_1"><text:s/></text:span></text:p>
          </table:table-cell>
        </table:table-row>
        <table:table-row table:style-name="Row3">
          <table:table-cell table:style-name="Cell5">
            <text:p text:style-name="P19"><text:span text:style-name="T19_1"><text:s/></text:span><text:span text:style-name="T19_2">TextPanel</text:span></text:p>
          </table:table-cell>
          <table:table-cell table:style-name="Cell6">
            <text:p text:style-name="P20"><text:span text:style-name="T20_1"><text:s/></text:span><text:span text:style-name="T20_2">Extends</text:span><text:span text:style-name="T20_3"><text:s/></text:span><text:span text:style-name="T20_4">JPanel</text:span><text:span text:style-name="T20_5">,<text:s/></text:span><text:span text:style-name="T20_6">window</text:span><text:span text:style-name="T20_7"><text:s/></text:span><text:span text:style-name="T20_8">to</text:span><text:span text:style-name="T20_9"><text:s/></text:span><text:span text:style-name="T20_10">write</text:span><text:span text:style-name="T20_11"><text:s/></text:span><text:span text:style-name="T20_12">text</text:span><text:span text:style-name="T20_13"><text:s/></text:span><text:span text:style-name="T20_14">into</text:span></text:p>
            <text:p text:style-name="P21"><text:span text:style-name="T21_1"><text:s/></text:span></text:p>
          </table:table-cell>
        </table:table-row>
        <table:table-row table:style-name="Row4">
          <table:table-cell table:style-name="Cell7">
            <text:p text:style-name="P22"><text:span text:style-name="T22_1"><text:s/></text:span><text:span text:style-name="T22_2">ToolBar</text:span></text:p>
          </table:table-cell>
          <table:table-cell table:style-name="Cell8">
            <text:p text:style-name="P23"><text:span text:style-name="T23_1"><text:s/></text:span><text:span text:style-name="T23_2">List</text:span><text:span text:style-name="T23_3"><text:s/></text:span><text:span text:style-name="T23_4">of</text:span><text:span text:style-name="T23_5"><text:s/></text:span><text:span text:style-name="T23_6">formatting</text:span><text:span text:style-name="T23_7"><text:s/></text:span><text:span text:style-name="T23_8">options</text:span></text:p>
            <text:p text:style-name="P24"><text:span text:style-name="T24_1"><text:s/></text:span></text:p>
            <text:p text:style-name="P25"><text:span text:style-name="T25_1"><text:s/></text:span></text:p>
          </table:table-cell>
        </table:table-row>
        <table:table-row table:style-name="Row5">
          <table:table-cell table:style-name="Cell9">
            <text:p text:style-name="P26"><text:span text:style-name="T26_1"><text:s/></text:span><text:span text:style-name="T26_2">Server</text:span></text:p>
            <text:p text:style-name="P27"><text:span text:style-name="T27_1"><text:s/></text:span></text:p>
            <text:p text:style-name="P28"><text:span text:style-name="T28_1"><text:s/></text:span></text:p>
          </table:table-cell>
          <table:table-cell table:style-name="Cell10">
            <text:p text:style-name="P29"><text:span text:style-name="T29_1"><text:s/></text:span><text:span text:style-name="T29_2">Sends</text:span><text:span text:style-name="T29_3"><text:s/></text:span><text:span text:style-name="T29_4">data</text:span><text:span text:style-name="T29_5"><text:s/></text:span><text:span text:style-name="T29_6">between</text:span><text:span text:style-name="T29_7"><text:s/></text:span><text:span text:style-name="T29_8">clients</text:span></text:p>
            <text:p text:style-name="P30"><text:span text:style-name="T30_1"><text:s/></text:span></text:p>
            <text:p text:style-name="P31"><text:span text:style-name="T31_1"><text:s/></text:span></text:p>
          </table:table-cell>
        </table:table-row>
        <table:table-row table:style-name="Row6">
          <table:table-cell table:style-name="Cell11">
            <text:p text:style-name="P32"><text:span text:style-name="T32_1"><text:s/></text:span><text:span text:style-name="T32_2">EditorGui</text:span></text:p>
          </table:table-cell>
          <table:table-cell table:style-name="Cell12">
            <text:p text:style-name="P33"><text:span text:style-name="T33_1"><text:s/></text:span><text:span text:style-name="T33_2">Extends</text:span><text:span text:style-name="T33_3"><text:s/></text:span><text:span text:style-name="T33_4">JFrame</text:span><text:span text:style-name="T33_5">,<text:s/></text:span><text:span text:style-name="T33_6">The</text:span><text:span text:style-name="T33_7"><text:s/></text:span><text:span text:style-name="T33_8">main</text:span><text:span text:style-name="T33_9"><text:s/></text:span><text:span text:style-name="T33_10">gui</text:span><text:span text:style-name="T33_11"><text:s/></text:span><text:span text:style-name="T33_12">for</text:span><text:span text:style-name="T33_13"><text:s/></text:span><text:span text:style-name="T33_14">the</text:span><text:span text:style-name="T33_15"><text:s/></text:span><text:span text:style-name="T33_16">editor</text:span><text:span text:style-name="T33_17">,<text:s/></text:span><text:span text:style-name="T33_18">also</text:span><text:span text:style-name="T33_19"><text:s/></text:span><text:span text:style-name="T33_20">the</text:span><text:span text:style-name="T33_21"><text:s/></text:span><text:span text:style-name="T33_22">client</text:span></text:p>
            <text:p text:style-name="P34"><text:span text:style-name="T34_1"><text:s/></text:span></text:p>
            <text:p text:style-name="P35"><text:span text:style-name="T35_1"><text:s/></text:span></text:p>
          </table:table-cell>
        </table:table-row>
        <table:table-row table:style-name="Row7">
          <table:table-cell table:style-name="Cell13">
            <text:p text:style-name="P36"><text:span text:style-name="T36_1"><text:s/></text:span><text:span text:style-name="T36_2">User</text:span></text:p>
          </table:table-cell>
          <table:table-cell table:style-name="Cell14">
            <text:p text:style-name="P37"><text:span text:style-name="T37_1"><text:s/></text:span><text:span text:style-name="T37_2">An</text:span><text:span text:style-name="T37_3"><text:s/></text:span><text:span text:style-name="T37_4">object</text:span><text:span text:style-name="T37_5"><text:s/></text:span><text:span text:style-name="T37_6">representation</text:span><text:span text:style-name="T37_7"><text:s/></text:span><text:span text:style-name="T37_8">of</text:span><text:span text:style-name="T37_9"><text:s/></text:span><text:span text:style-name="T37_10">the</text:span><text:span text:style-name="T37_11"><text:s/></text:span><text:span text:style-name="T37_12">user</text:span><text:span text:style-name="T37_13">,<text:s/></text:span><text:span text:style-name="T37_14">name</text:span><text:span text:style-name="T37_15">,<text:s/></text:span><text:span text:style-name="T37_16">password</text:span></text:p>
            <text:p text:style-name="P38"><text:span text:style-name="T38_1"><text:s/></text:span></text:p>
            <text:p text:style-name="P39"><text:span text:style-name="T39_1"><text:s/></text:span></text:p>
          </table:table-cell>
        </table:table-row>
        <table:table-row table:style-name="Row8">
          <table:table-cell table:style-name="Cell15">
            <text:p text:style-name="P40"><text:span text:style-name="T40_1"><text:s/></text:span><text:span text:style-name="T40_2">Chat</text:span><text:span text:style-name="T40_3"><text:s/></text:span></text:p>
            <text:p text:style-name="P41"><text:span text:style-name="T41_1"><text:s/></text:span></text:p>
          </table:table-cell>
          <table:table-cell table:style-name="Cell16">
            <text:p text:style-name="P42"><text:span text:style-name="T42_1">Part</text:span><text:span text:style-name="T42_2"><text:s/></text:span><text:span text:style-name="T42_3">of</text:span><text:span text:style-name="T42_4"><text:s/></text:span><text:span text:style-name="T42_5">the</text:span><text:span text:style-name="T42_6"><text:s/></text:span><text:span text:style-name="T42_7">WowFactor</text:span><text:span text:style-name="T42_8">,<text:s/></text:span><text:span text:style-name="T42_9">class</text:span><text:span text:style-name="T42_10"><text:s/></text:span><text:span text:style-name="T42_11">used</text:span><text:span text:style-name="T42_12"><text:s/></text:span><text:span text:style-name="T42_13">to</text:span><text:span text:style-name="T42_14"><text:s/></text:span><text:span text:style-name="T42_15">organize</text:span><text:span text:style-name="T42_16"><text:s/></text:span><text:span text:style-name="T42_17">chats</text:span></text:p>
          </table:table-cell>
        </table:table-row>
        <table:table-row table:style-name="Row9">
          <table:table-cell table:style-name="Cell17">
            <text:p text:style-name="P43"><text:span text:style-name="T43_1"><text:s/></text:span></text:p>
          </table:table-cell>
          <table:table-cell table:style-name="Cell18">
            <text:p text:style-name="P44"><text:span text:style-name="T44_1"><text:s/></text:span></text:p>
            <text:p text:style-name="P45"><text:span text:style-name="T45_1"><text:s/></text:span></text:p>
            <text:p text:style-name="P46"><text:span text:style-name="T46_1"><text:s/></text:span></text:p>
          </table:table-cell>
        </table:table-row>
        <table:table-row table:style-name="Row10">
          <table:table-cell table:style-name="Cell19">
            <text:p text:style-name="P47"><text:span text:style-name="T47_1"><text:s/></text:span></text:p>
          </table:table-cell>
          <table:table-cell table:style-name="Cell20">
            <text:p text:style-name="P48"><text:span text:style-name="T48_1"><text:s/></text:span></text:p>
            <text:p text:style-name="P49"><text:span text:style-name="T49_1"><text:s/></text:span></text:p>
            <text:p text:style-name="P50"><text:span text:style-name="T50_1"><text:s/></text:span></text:p>
          </table:table-cell>
        </table:table-row>
        <table:table-row table:style-name="Row11">
          <table:table-cell table:style-name="Cell21">
            <text:p text:style-name="P51"><text:span text:style-name="T51_1"><text:s/></text:span></text:p>
          </table:table-cell>
          <table:table-cell table:style-name="Cell22">
            <text:p text:style-name="P52"><text:span text:style-name="T52_1"><text:s/></text:span></text:p>
            <text:p text:style-name="P53"><text:span text:style-name="T53_1"><text:s/></text:span></text:p>
            <text:p text:style-name="P54"><text:span text:style-name="T54_1"><text:s/></text:span></text:p>
          </table:table-cell>
        </table:table-row>
      </table:table>
      <text:p text:style-name="P55"><text:span text:style-name="T55_1"><text:s/></text:span></text:p>
      <text:p text:style-name="P56"><text:span text:style-name="T56_1"><text:s/></text:span></text:p>
      <text:p text:style-name="P57"><text:span text:style-name="T57_1"><text:s/></text:span></text:p>
      <text:p text:style-name="P58"><text:span text:style-name="T58_1"><text:s/></text:span></text:p>
      <text:p text:style-name="P59"><text:span text:style-name="T59_1"><text:s/></text:span></text:p>
      <text:p text:style-name="P60"><text:span text:style-name="T60_1"><text:s/></text:span></text:p>
      <text:p text:style-name="P61"><text:span text:style-name="T61_1">4.<text:s/></text:span><text:span text:style-name="T61_2">Class</text:span><text:span text:style-name="T61_3"><text:s/></text:span><text:span text:style-name="T61_4">Diagram</text:span><text:span text:style-name="T61_5">:</text:span><text:span text:style-name="T61_6"><text:s/></text:span><text:span text:style-name="T61_7">Your</text:span><text:span text:style-name="T61_8"><text:s/></text:span><text:span text:style-name="T61_9">team</text:span><text:span text:style-name="T61_10"><text:s/></text:span><text:span text:style-name="T61_11">UML</text:span><text:span text:style-name="T61_12"><text:s/></text:span><text:span text:style-name="T61_13">Class</text:span><text:span text:style-name="T61_14"><text:s/></text:span><text:span text:style-name="T61_15">Diagram</text:span><text:span text:style-name="T61_16"><text:s/></text:span><text:span text:style-name="T61_17">must</text:span><text:span text:style-name="T61_18"><text:s/></text:span><text:span text:style-name="T61_19">show</text:span><text:span text:style-name="T61_20"><text:s/></text:span><text:span text:style-name="T61_21">at</text:span><text:span text:style-name="T61_22"><text:s/></text:span><text:span text:style-name="T61_23">least</text:span><text:span text:style-name="T61_24"><text:s/></text:span><text:span text:style-name="T61_25">all</text:span><text:span text:style-name="T61_26"><text:s/></text:span><text:span text:style-name="T61_27">of</text:span><text:span text:style-name="T61_28"><text:s/></text:span><text:span text:style-name="T61_29">your</text:span><text:span text:style-name="T61_30"><text:s/></text:span><text:span text:style-name="T61_31">candidate</text:span><text:span text:style-name="T61_32"><text:s/></text:span><text:span text:style-name="T61_33">objects</text:span><text:span text:style-name="T61_34"><text:s/></text:span><text:span text:style-name="T61_35">from</text:span><text:span text:style-name="T61_36"><text:s/></text:span><text:span text:style-name="T61_37">above</text:span><text:span text:style-name="T61_38">.<text:s/></text:span><text:span text:style-name="T61_39">Show</text:span><text:span text:style-name="T61_40"><text:s/></text:span><text:span text:style-name="T61_41">any</text:span><text:span text:style-name="T61_42"><text:s/></text:span><text:span text:style-name="T61_43">relationships</text:span><text:span text:style-name="T61_44"><text:s/></text:span><text:span text:style-name="T61_45">between</text:span><text:span text:style-name="T61_46"><text:s/></text:span><text:span text:style-name="T61_47">them</text:span><text:span text:style-name="T61_48"><text:s/></text:span><text:span text:style-name="T61_49">the</text:span><text:span text:style-name="T61_50"><text:s/></text:span><text:span text:style-name="T61_51">classes</text:span><text:span text:style-name="T61_52"><text:s/></text:span><text:span text:style-name="T61_53">such</text:span><text:span text:style-name="T61_54"><text:s/></text:span><text:span text:style-name="T61_55">as</text:span><text:span text:style-name="T61_56"><text:s/></text:span><text:span text:style-name="T61_57">inheritance</text:span><text:span text:style-name="T61_58"><text:s/></text:span><text:span text:style-name="T61_59">or</text:span><text:span text:style-name="T61_60"><text:s/></text:span><text:span text:style-name="T61_61">interface</text:span><text:span text:style-name="T61_62"><text:s/></text:span><text:span text:style-name="T61_63">implementation</text:span><text:span text:style-name="T61_64">.<text:s/></text:span><text:span text:style-name="T61_65">Draw</text:span><text:span text:style-name="T61_66"><text:s/></text:span><text:span text:style-name="T61_67">general</text:span><text:span text:style-name="T61_68"><text:s/></text:span><text:span text:style-name="T61_69">associations</text:span><text:span text:style-name="T61_70"><text:s/></text:span><text:span text:style-name="T61_71">such</text:span><text:span text:style-name="T61_72"><text:s/></text:span><text:span text:style-name="T61_73">as</text:span><text:span text:style-name="T61_74"><text:s/></text:span><text:span text:style-name="T61_75">dependency</text:span><text:span text:style-name="T61_76"><text:s/></text:span><text:span text:style-name="T61_77">or</text:span><text:span text:style-name="T61_78"><text:s/></text:span><text:span text:style-name="T61_79">aggregation</text:span><text:span text:style-name="T61_80">.<text:s/></text:span><text:span text:style-name="T61_81">Label</text:span><text:span text:style-name="T61_82"><text:s/></text:span><text:span text:style-name="T61_83">some</text:span><text:span text:style-name="T61_84"><text:s/></text:span><text:span text:style-name="T61_85">to</text:span><text:span text:style-name="T61_86"><text:s/></text:span><text:span text:style-name="T61_87">help</text:span><text:span text:style-name="T61_88"><text:s/></text:span><text:span text:style-name="T61_89">explain</text:span><text:span text:style-name="T61_90"><text:s/></text:span><text:span text:style-name="T61_91">things</text:span><text:span text:style-name="T61_92">.<text:s/></text:span><text:span text:style-name="T61_93">Add</text:span><text:span text:style-name="T61_94"><text:s/></text:span><text:span text:style-name="T61_95">any</text:span><text:span text:style-name="T61_96"><text:s/></text:span><text:span text:style-name="T61_97">multiplicity</text:span><text:span text:style-name="T61_98"><text:s/></text:span><text:span text:style-name="T61_99">adornments</text:span><text:span text:style-name="T61_100"><text:s/></text:span><text:span text:style-name="T61_101">that</text:span><text:span text:style-name="T61_102"><text:s/></text:span><text:span text:style-name="T61_103">seem</text:span><text:span text:style-name="T61_104"><text:s/></text:span><text:span text:style-name="T61_105">appropriate</text:span><text:span text:style-name="T61_106">.<text:s/></text:span><text:span text:style-name="T61_107">Use</text:span><text:span text:style-name="T61_108"><text:s/></text:span><text:span text:style-name="T61_109">notes</text:span><text:span text:style-name="T61_110"><text:s/></text:span><text:span text:style-name="T61_111">to</text:span><text:span text:style-name="T61_112"><text:s/></text:span><text:span text:style-name="T61_113">explain</text:span><text:span text:style-name="T61_114"><text:s/></text:span><text:span text:style-name="T61_115">things</text:span><text:span text:style-name="T61_116"><text:s/></text:span><text:span text:style-name="T61_117">if</text:span><text:span text:style-name="T61_118"><text:s/></text:span><text:span text:style-name="T61_119">you</text:span><text:span text:style-name="T61_120"><text:s/></text:span><text:span text:style-name="T61_121">feel</text:span><text:span text:style-name="T61_122"><text:s/></text:span><text:span text:style-name="T61_123">it</text:span><text:span text:style-name="T61_124"><text:s/></text:span><text:span text:style-name="T61_125">will</text:span><text:span text:style-name="T61_126"><text:s/></text:span><text:span text:style-name="T61_127">help</text:span><text:span text:style-name="T61_128">.<text:s/></text:span><text:span text:style-name="T61_129">Each</text:span><text:span text:style-name="T61_130"><text:s/></text:span><text:span text:style-name="T61_131">UML</text:span><text:span text:style-name="T61_132"><text:s/></text:span><text:span text:style-name="T61_133">class</text:span><text:span text:style-name="T61_134"><text:s/></text:span><text:span text:style-name="T61_135">must</text:span><text:span text:style-name="T61_136"><text:s/></text:span><text:span text:style-name="T61_137">show</text:span><text:span text:style-name="T61_138"><text:s/></text:span><text:span text:style-name="T61_139">the</text:span><text:span text:style-name="T61_140"><text:s/></text:span><text:span text:style-name="T61_141">class</text:span><text:span text:style-name="T61_142"><text:s/></text:span><text:span text:style-name="T61_143">name</text:span><text:span text:style-name="T61_144">.<text:s/></text:span><text:span text:style-name="T61_145">For</text:span><text:span text:style-name="T61_146"><text:s/></text:span><text:span text:style-name="T61_147">full</text:span><text:span text:style-name="T61_148"><text:s/></text:span><text:span text:style-name="T61_149">credit</text:span><text:span text:style-name="T61_150">,<text:s/></text:span><text:span text:style-name="T61_151">each</text:span><text:span text:style-name="T61_152"><text:s/></text:span><text:span text:style-name="T61_153">class</text:span><text:span text:style-name="T61_154"><text:s/></text:span><text:span text:style-name="T61_155">must</text:span><text:span text:style-name="T61_156"><text:s/></text:span><text:span text:style-name="T61_157">have</text:span><text:span text:style-name="T61_158"><text:s/></text:span><text:span text:style-name="T61_159">an</text:span><text:span text:style-name="T61_160"><text:s/></text:span><text:span text:style-name="T61_161">average</text:span><text:span text:style-name="T61_162"><text:s/></text:span><text:span text:style-name="T61_163">of</text:span><text:span text:style-name="T61_164"><text:s/></text:span><text:span text:style-name="T61_165">at</text:span><text:span text:style-name="T61_166"><text:s/></text:span><text:span text:style-name="T61_167">least</text:span><text:span text:style-name="T61_168"><text:s/></text:span><text:span text:style-name="T61_169">one</text:span><text:span text:style-name="T61_170"><text:s/></text:span><text:span text:style-name="T61_171">attribute</text:span><text:span text:style-name="T61_172"><text:s/></text:span><text:span text:style-name="T61_173">per</text:span><text:span text:style-name="T61_174"><text:s/></text:span><text:span text:style-name="T61_175">class</text:span><text:span text:style-name="T61_176">.<text:s/></text:span><text:span text:style-name="T61_177">There</text:span><text:span text:style-name="T61_178"><text:s/></text:span><text:span text:style-name="T61_179">must</text:span><text:span text:style-name="T61_180"><text:s/></text:span><text:span text:style-name="T61_181">be</text:span><text:span text:style-name="T61_182"><text:s/></text:span><text:span text:style-name="T61_183">an</text:span><text:span text:style-name="T61_184"><text:s/></text:span><text:span text:style-name="T61_185">average</text:span><text:span text:style-name="T61_186"><text:s/></text:span><text:span text:style-name="T61_187">of</text:span><text:span text:style-name="T61_188"><text:s/></text:span><text:span text:style-name="T61_189">at</text:span><text:span text:style-name="T61_190"><text:s/></text:span><text:span text:style-name="T61_191">least</text:span><text:span text:style-name="T61_192"><text:s/>2.0<text:s/></text:span><text:span text:style-name="T61_193">methods</text:span><text:span text:style-name="T61_194"><text:s/></text:span><text:span text:style-name="T61_195">per</text:span><text:span text:style-name="T61_196"><text:s/></text:span><text:span text:style-name="T61_197">class</text:span><text:span text:style-name="T61_198">,<text:s/></text:span><text:span text:style-name="T61_199">which</text:span><text:span text:style-name="T61_200"><text:s/></text:span><text:span text:style-name="T61_201">may</text:span><text:span text:style-name="T61_202"><text:s/></text:span><text:span text:style-name="T61_203">be</text:span><text:span text:style-name="T61_204"><text:s/></text:span><text:span text:style-name="T61_205">implicit</text:span><text:span text:style-name="T61_206"><text:s/>(</text:span><text:span text:style-name="T61_207">no</text:span><text:span text:style-name="T61_208"><text:s/></text:span><text:span text:style-name="T61_209">need</text:span><text:span text:style-name="T61_210"><text:s/></text:span><text:span text:style-name="T61_211">to</text:span><text:span text:style-name="T61_212"><text:s/></text:span><text:span text:style-name="T61_213">repeat</text:span><text:span text:style-name="T61_214"><text:s/></text:span><text:span text:style-name="T61_215">methods</text:span><text:span text:style-name="T61_216">)<text:s/></text:span><text:span text:style-name="T61_217">if</text:span><text:span text:style-name="T61_218"><text:s/></text:span><text:span text:style-name="T61_219">the</text:span><text:span text:style-name="T61_220"><text:s/></text:span><text:span text:style-name="T61_221">class</text:span><text:span text:style-name="T61_222"><text:s/></text:span><text:span text:style-name="T61_223">implements</text:span><text:span text:style-name="T61_224"><text:s/></text:span><text:span text:style-name="T61_225">a</text:span><text:span text:style-name="T61_226"><text:s/></text:span><text:span text:style-name="T61_227">Java</text:span><text:span text:style-name="T61_228"><text:s/></text:span><text:span text:style-name="T61_229">interface</text:span><text:span text:style-name="T61_230"><text:s/></text:span><text:span text:style-name="T61_231">with</text:span><text:span text:style-name="T61_232"><text:s/></text:span><text:span text:style-name="T61_233">methods</text:span><text:span text:style-name="T61_234"><text:s/></text:span><text:span text:style-name="T61_235">shown</text:span><text:span text:style-name="T61_236"><text:s/></text:span><text:span text:style-name="T61_237">there</text:span><text:span text:style-name="T61_238">.</text:span></text:p>
      <text:p text:style-name="P62"><text:span text:style-name="T62_1"><text:s/></text:span></text:p>
      <text:p text:style-name="P63"><text:span text:style-name="T63_1">This</text:span><text:span text:style-name="T63_2"><text:s/></text:span><text:span text:style-name="T63_3">class</text:span><text:span text:style-name="T63_4"><text:s/></text:span><text:span text:style-name="T63_5">diagram</text:span><text:span text:style-name="T63_6"><text:s/></text:span><text:span text:style-name="T63_7">may</text:span><text:span text:style-name="T63_8"><text:s/></text:span><text:span text:style-name="T63_9">be</text:span><text:span text:style-name="T63_10"><text:s/></text:span><text:span text:style-name="T63_11">written</text:span><text:span text:style-name="T63_12"><text:s/></text:span><text:span text:style-name="T63_13">by</text:span><text:span text:style-name="T63_14"><text:s/></text:span><text:span text:style-name="T63_15">hand</text:span><text:span text:style-name="T63_16"><text:s/></text:span><text:span text:style-name="T63_17">and</text:span><text:span text:style-name="T63_18"><text:s/></text:span><text:span text:style-name="T63_19">scanned</text:span><text:span text:style-name="T63_20"><text:s/></text:span><text:span text:style-name="T63_21">or</text:span><text:span text:style-name="T63_22"><text:s/></text:span><text:span text:style-name="T63_23">drawn</text:span><text:span text:style-name="T63_24"><text:s/></text:span><text:span text:style-name="T63_25">with</text:span><text:span text:style-name="T63_26"><text:s/></text:span><text:span text:style-name="T63_27">any</text:span></text:p>
      <text:p text:style-name="P64"><text:span text:style-name="T64_1"><text:s/></text:span><text:span text:style-name="T64_2">UML</text:span><text:span text:style-name="T64_3"><text:s/></text:span><text:span text:style-name="T64_4">editor</text:span><text:span text:style-name="T64_5"><text:s/></text:span><text:span text:style-name="T64_6">or</text:span><text:span text:style-name="T64_7"><text:s/></text:span><text:span text:style-name="T64_8">drawing</text:span><text:span text:style-name="T64_9"><text:s/></text:span><text:span text:style-name="T64_10">program</text:span></text:p>
      <text:p text:style-name="P65"><text:span text:style-name="T65_1"><text:s/></text:span></text:p>
      <text:p text:style-name="P66"><text:span text:style-name="T66_1"><text:s/></text:span></text:p>
      <text:p text:style-name="P67"><text:span text:style-name="T67_1"><text:s/></text:span></text:p>
      <text:p text:style-name="P68"><text:span text:style-name="T68_1"><text:s/></text:span></text:p>
      <text:p text:style-name="P69"><text:span text:style-name="T69_1">5.<text:s/></text:span><text:span text:style-name="T69_2">Sequence</text:span><text:span text:style-name="T69_3"><text:s/></text:span><text:span text:style-name="T69_4">Diagram</text:span><text:span text:style-name="T69_5">:</text:span><text:span text:style-name="T69_6"><text:s text:c="2"/></text:span><text:span text:style-name="T69_7">Your</text:span><text:span text:style-name="T69_8"><text:s/></text:span><text:span text:style-name="T69_9">team</text:span><text:span text:style-name="T69_10"><text:s/></text:span><text:span text:style-name="T69_11">UML</text:span><text:span text:style-name="T69_12"><text:s/></text:span><text:span text:style-name="T69_13">Sequence</text:span><text:span text:style-name="T69_14"><text:s/></text:span><text:span text:style-name="T69_15">Diagram</text:span><text:span text:style-name="T69_16"><text:s/></text:span><text:span text:style-name="T69_17">should</text:span><text:span text:style-name="T69_18"><text:s/></text:span><text:span text:style-name="T69_19">show</text:span><text:span text:style-name="T69_20"><text:s/></text:span><text:span text:style-name="T69_21">the</text:span><text:span text:style-name="T69_22"><text:s/></text:span><text:span text:style-name="T69_23">most</text:span><text:span text:style-name="T69_24"><text:s/></text:span><text:span text:style-name="T69_25">important</text:span><text:span text:style-name="T69_26"><text:s/></text:span><text:span text:style-name="T69_27">scenario</text:span><text:span text:style-name="T69_28"><text:s/></text:span><text:span text:style-name="T69_29">you</text:span><text:span text:style-name="T69_30"><text:s/></text:span><text:span text:style-name="T69_31">can</text:span><text:span text:style-name="T69_32"><text:s/></text:span><text:span text:style-name="T69_33">think</text:span><text:span text:style-name="T69_34"><text:s/></text:span><text:span text:style-name="T69_35">of</text:span><text:span text:style-name="T69_36">.<text:s/></text:span><text:span text:style-name="T69_37">Your</text:span><text:span text:style-name="T69_38"><text:s/></text:span><text:span text:style-name="T69_39">sequence</text:span><text:span text:style-name="T69_40"><text:s/></text:span><text:span text:style-name="T69_41">diagram</text:span><text:span text:style-name="T69_42"><text:s/></text:span><text:span text:style-name="T69_43">should</text:span><text:span text:style-name="T69_44"><text:s/></text:span><text:span text:style-name="T69_45">show</text:span><text:span text:style-name="T69_46"><text:s/></text:span><text:span text:style-name="T69_47">most</text:span><text:span text:style-name="T69_48"><text:s/></text:span><text:span text:style-name="T69_49">of</text:span><text:span text:style-name="T69_50"><text:s/></text:span><text:span text:style-name="T69_51">your</text:span><text:span text:style-name="T69_52"><text:s/></text:span><text:span text:style-name="T69_53">objects</text:span><text:span text:style-name="T69_54"><text:s/></text:span><text:span text:style-name="T69_55">from</text:span><text:span text:style-name="T69_56"><text:s/></text:span><text:span text:style-name="T69_57">above</text:span><text:span text:style-name="T69_58"><text:s/></text:span><text:span text:style-name="T69_59">and</text:span><text:span text:style-name="T69_60"><text:s/></text:span><text:span text:style-name="T69_61">how</text:span><text:span text:style-name="T69_62"><text:s/></text:span><text:span text:style-name="T69_63">they</text:span><text:span text:style-name="T69_64"><text:s/></text:span><text:span text:style-name="T69_65">communicate</text:span><text:span text:style-name="T69_66"><text:s/></text:span><text:span text:style-name="T69_67">with</text:span><text:span text:style-name="T69_68"><text:s/></text:span><text:span text:style-name="T69_69">each</text:span><text:span text:style-name="T69_70"><text:s/></text:span><text:span text:style-name="T69_71">other</text:span><text:span text:style-name="T69_72">.</text:span></text:p>
      <text:p text:style-name="P70"><text:span text:style-name="T70_1"><text:s/></text:span></text:p>
      <text:p text:style-name="P71"><text:span text:style-name="T71_1">This</text:span><text:span text:style-name="T71_2"><text:s/></text:span><text:span text:style-name="T71_3">Sequence</text:span><text:span text:style-name="T71_4"><text:s/></text:span><text:span text:style-name="T71_5">Diagram</text:span><text:span text:style-name="T71_6"><text:s/></text:span><text:span text:style-name="T71_7">may</text:span><text:span text:style-name="T71_8"><text:s/></text:span><text:span text:style-name="T71_9">be</text:span><text:span text:style-name="T71_10"><text:s/></text:span><text:span text:style-name="T71_11">written</text:span><text:span text:style-name="T71_12"><text:s/></text:span><text:span text:style-name="T71_13">by</text:span><text:span text:style-name="T71_14"><text:s/></text:span><text:span text:style-name="T71_15">hand</text:span><text:span text:style-name="T71_16"><text:s/></text:span><text:span text:style-name="T71_17">and</text:span><text:span text:style-name="T71_18"><text:s/></text:span><text:span text:style-name="T71_19">scanned</text:span><text:span text:style-name="T71_20"><text:s/></text:span><text:span text:style-name="T71_21">or</text:span><text:span text:style-name="T71_22"><text:s/></text:span><text:span text:style-name="T71_23">drawn</text:span><text:span text:style-name="T71_24"><text:s/></text:span><text:span text:style-name="T71_25">with</text:span><text:span text:style-name="T71_26"><text:s/></text:span><text:span text:style-name="T71_27">any</text:span><text:span text:style-name="T71_28"><text:s/></text:span><text:span text:style-name="T71_29">program</text:span><text:span text:style-name="T71_30"><text:s/></text:span><text:span text:style-name="T71_31">or</text:span><text:span text:style-name="T71_32"><text:s/></text:span><text:span text:style-name="T71_33">sequence</text:span><text:span text:style-name="T71_34"><text:s/></text:span><text:span text:style-name="T71_35">diagram</text:span><text:span text:style-name="T71_36"><text:s/></text:span><text:span text:style-name="T71_37">editor</text:span><text:span text:style-name="T71_38"><text:s/></text:span><text:span text:style-name="T71_39">such</text:span><text:span text:style-name="T71_40"><text:s/></text:span><text:span text:style-name="T71_41">as</text:span><text:span text:style-name="T71_42"><text:a xlink:type="simple" xlink:href="https://www.websequencediagrams.com/"><text:span text:style-name="T71_43"><text:s/></text:span></text:a></text:span><text:span text:style-name="T71_44"><text:a xlink:type="simple" xlink:href="https://www.websequencediagrams.com/"><text:span text:style-name="T71_45">https</text:span></text:a></text:span><text:span text:style-name="T71_46"><text:a xlink:type="simple" xlink:href="https://www.websequencediagrams.com/"><text:span text:style-name="T71_47">://</text:span></text:a></text:span><text:span text:style-name="T71_48"><text:a xlink:type="simple" xlink:href="https://www.websequencediagrams.com/"><text:span text:style-name="T71_49">www</text:span></text:a></text:span><text:span text:style-name="T71_50"><text:a xlink:type="simple" xlink:href="https://www.websequencediagrams.com/"><text:span text:style-name="T71_51">.</text:span></text:a></text:span><text:span text:style-name="T71_52"><text:a xlink:type="simple" xlink:href="https://www.websequencediagrams.com/"><text:span text:style-name="T71_53">websequencediagrams</text:span></text:a></text:span><text:span text:style-name="T71_54"><text:a xlink:type="simple" xlink:href="https://www.websequencediagrams.com/"><text:span text:style-name="T71_55">.</text:span></text:a></text:span><text:span text:style-name="T71_56"><text:a xlink:type="simple" xlink:href="https://www.websequencediagrams.com/"><text:span text:style-name="T71_57">com</text:span></text:a></text:span><text:span text:style-name="T71_58"><text:a xlink:type="simple" xlink:href="https://www.websequencediagrams.com/"><text:span text:style-name="T71_59">/#</text:span></text:a></text:span></text:p>
      <text:p text:style-name="P72"><text:span text:style-name="T72_1"><text:s/></text:span></text:p>
      <text:p text:style-name="P73"><text:span text:style-name="T73_1"><text:s/></text:span></text:p>
      <text:p text:style-name="P74"/>
      <text:p text:style-name="P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